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<text:s/># <text:s text:c="2"/>Column <text:s text:c="18"/>Non-Null Count <text:s/>Dtype <text:s text:c="8"/></text:p>
          </table:table-cell>
        </table:table-row>
        <table:table-row table:style-name="ro1">
          <table:table-cell/>
          <table:table-cell office:value-type="string" calcext:value-type="string">
            <text:p><text:s/>0 <text:s text:c="2"/>location <text:s text:c="16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 <text:s text:c="2"/>make <text:s text:c="20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 <text:s text:c="2"/>model <text:s text:c="19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 <text:s text:c="2"/>short_description <text:s text:c="7"/>70935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4 <text:s text:c="2"/>price <text:s text:c="19"/>69534 non-null <text:s/>float64 <text:s text:c="6"/></text:p>
          </table:table-cell>
        </table:table-row>
        <table:table-row table:style-name="ro1">
          <table:table-cell/>
          <table:table-cell office:value-type="string" calcext:value-type="string">
            <text:p><text:s/>5 <text:s text:c="2"/>mileage_km <text:s text:c="14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6 <text:s text:c="2"/>gearbox <text:s text:c="17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7 <text:s text:c="2"/>registration <text:s text:c="12"/>71056 non-null <text:s/>datetime64[ns]</text:p>
          </table:table-cell>
        </table:table-row>
        <table:table-row table:style-name="ro1">
          <table:table-cell/>
          <table:table-cell office:value-type="string" calcext:value-type="string">
            <text:p><text:s/>8 <text:s text:c="2"/>fuel_type <text:s text:c="15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9 <text:s text:c="2"/>seller <text:s text:c="18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0 <text:s/>body_type <text:s text:c="15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1 <text:s/>type <text:s text:c="20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2 <text:s/>drivetrain <text:s text:c="14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3 <text:s/>seats <text:s text:c="19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4 <text:s/>doors <text:s text:c="19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5 <text:s/>country_version <text:s text:c="9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6 <text:s/>offer_number <text:s text:c="12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7 <text:s/>warranty_months <text:s text:c="9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18 <text:s/>first_registration <text:s text:c="6"/>71064 non-null <text:s/>datetime64[ns]</text:p>
          </table:table-cell>
        </table:table-row>
        <table:table-row table:style-name="ro1">
          <table:table-cell/>
          <table:table-cell office:value-type="string" calcext:value-type="string">
            <text:p><text:s/>19 <text:s/>production_date <text:s text:c="9"/>7416 non-null <text:s text:c="2"/>datetime64[ns]</text:p>
          </table:table-cell>
        </table:table-row>
        <table:table-row table:style-name="ro1">
          <table:table-cell/>
          <table:table-cell office:value-type="string" calcext:value-type="string">
            <text:p><text:s/>20 <text:s/>general_inspection <text:s text:c="6"/>36486 non-null <text:s/>datetime64[ns]</text:p>
          </table:table-cell>
        </table:table-row>
        <table:table-row table:style-name="ro1">
          <table:table-cell/>
          <table:table-cell office:value-type="string" calcext:value-type="string">
            <text:p><text:s/>21 <text:s/>last_service <text:s text:c="12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2 <text:s/>full_service_history <text:s text:c="4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3 <text:s/>non_smoker_vehicle <text:s text:c="6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4 <text:s/>previous_owner <text:s text:c="10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5 <text:s/>last_timing_belt_change <text:s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6 <text:s/>Gearbox <text:s text:c="17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7 <text:s/>engine_size_cc <text:s text:c="10"/>65265 non-null <text:s/>float64 <text:s text:c="6"/></text:p>
          </table:table-cell>
        </table:table-row>
        <table:table-row table:style-name="ro1">
          <table:table-cell/>
          <table:table-cell office:value-type="string" calcext:value-type="string">
            <text:p><text:s/>28 <text:s/>gears <text:s text:c="19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29 <text:s/>cylinders <text:s text:c="15"/>64809 non-null <text:s/>float64 <text:s text:c="6"/></text:p>
          </table:table-cell>
        </table:table-row>
        <table:table-row table:style-name="ro1">
          <table:table-cell/>
          <table:table-cell office:value-type="string" calcext:value-type="string">
            <text:p><text:s/>30 <text:s/>empty_weight_kg <text:s text:c="9"/>69500 non-null <text:s/>float64 <text:s text:c="6"/></text:p>
          </table:table-cell>
        </table:table-row>
        <table:table-row table:style-name="ro1">
          <table:table-cell/>
          <table:table-cell office:value-type="string" calcext:value-type="string">
            <text:p><text:s/>31 <text:s/>Fuel_type <text:s text:c="15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2 <text:s/>fuel_consumption <text:s text:c="8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3 <text:s/>co2_emissions <text:s text:c="11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4 <text:s/>emission_class <text:s text:c="10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5 <text:s/>emissions_sticker <text:s text:c="7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6 <text:s/>Comfort &amp; Convenience <text:s text:c="3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7 <text:s/>Entertainment &amp; Media <text:s text:c="3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8 <text:s/>Safety &amp; Security <text:s text:c="7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39 <text:s/>extras <text:s text:c="18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40 <text:s/>colour <text:s text:c="18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41 <text:s/>manufacturer_color <text:s text:c="6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42 <text:s/>paint <text:s text:c="19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43 <text:s/>upholstery_colour <text:s text:c="7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44 <text:s/>upholstery <text:s text:c="14"/>71104 non-null <text:s/>object <text:s text:c="7"/></text:p>
          </table:table-cell>
        </table:table-row>
        <table:table-row table:style-name="ro1">
          <table:table-cell/>
          <table:table-cell office:value-type="string" calcext:value-type="string">
            <text:p><text:s/>45 <text:s/>power_kw <text:s text:c="16"/>65045 non-null <text:s/>float64 <text:s text:c="6"/></text:p>
          </table:table-cell>
        </table:table-row>
        <table:table-row table:style-name="ro1">
          <table:table-cell/>
          <table:table-cell office:value-type="string" calcext:value-type="string">
            <text:p><text:s/>46 <text:s/>power_hp <text:s text:c="16"/>65041 non-null <text:s/>float64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5T12:38:23.190095046</meta:creation-date>
    <dc:date>2022-08-15T12:49:41.438679136</dc:date>
    <meta:editing-duration>PT1M</meta:editing-duration>
    <meta:editing-cycles>2</meta:editing-cycles>
    <meta:generator>LibreOffice/7.2.2.2$MacOSX_X86_64 LibreOffice_project/02b2acce88a210515b4a5bb2e46cbfb63fe97d56</meta:generator>
    <meta:document-statistic meta:table-count="1" meta:cell-count="48" meta:object-count="0"/>
  </office:meta>
</office:document-meta>
</file>